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none" draw:stroke-dash="Fine_20_Dashed" draw:fill="none" fo:min-height="0.471cm"/>
    </style:style>
    <style:style style:name="gr11" style:family="graphic" style:parent-style-name="objectwithoutfill">
      <style:graphic-properties draw:stroke="none" draw:stroke-dash="Fine_20_Dashed" draw:fill="none" fo:min-height="0.338cm"/>
    </style:style>
    <style:style style:name="gr1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65cm" fo:min-width="0cm"/>
    </style:style>
    <style:style style:name="gr13" style:family="graphic" style:parent-style-name="standard">
      <style:graphic-properties draw:stroke="dash" draw:stroke-dash="Fine_20_Dashed" draw:fill="solid" draw:fill-color="#ff6600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Fine_20_Dashed" draw:fill="solid" draw:fill-color="#729fc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none" draw:stroke-dash="Fine_20_Dashed" draw:fill="none" fo:min-height="0.339cm"/>
    </style:style>
    <style:style style:name="gr1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66cm" fo:min-width="0cm"/>
    </style:style>
    <style:style style:name="gr17" style:family="graphic" style:parent-style-name="standard">
      <style:graphic-properties draw:stroke="solid" draw:stroke-dash="Fine_20_Dashed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0.7cm" svg:x="1.1cm" svg:y="0.6cm">
          <text:p text:style-name="P1">PR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0.7cm" svg:x="8.1cm" svg:y="0.6cm"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0.7cm" svg:x="15.1cm" svg:y="0.6cm">
          <text:p text:style-name="P1">BU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0.7cm" svg:x="22.1cm" svg:y="0.6cm">
          <text:p text:style-name="P1">RAM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cm" svg:y1="1.285cm" svg:x2="3.8cm" svg:y2="20.2cm">
          <text:p/>
        </draw:line>
        <draw:line draw:style-name="gr5" draw:text-style-name="P1" draw:layer="layout" svg:x1="24.8cm" svg:y1="1.285cm" svg:x2="24.8cm" svg:y2="20cm">
          <text:p/>
        </draw:line>
        <draw:line draw:style-name="gr5" draw:text-style-name="P1" draw:layer="layout" svg:x1="17.8cm" svg:y1="1.285cm" svg:x2="17.8cm" svg:y2="20cm">
          <text:p/>
        </draw:line>
        <draw:line draw:style-name="gr5" draw:text-style-name="P1" draw:layer="layout" svg:x1="10.8cm" svg:y1="1.285cm" svg:x2="10.7cm" svg:y2="20cm">
          <text:p/>
        </draw:line>
        <draw:line draw:style-name="gr6" draw:text-style-name="P2" draw:layer="layout" svg:x1="3.8cm" svg:y1="1.635cm" svg:x2="10.9cm" svg:y2="1.747cm">
          <text:p text:style-name="P2"><text:span text:style-name="T1">CPU_RD(0)</text:span></text:p>
        </draw:line>
        <draw:line draw:style-name="gr6" draw:text-style-name="P2" draw:layer="layout" svg:x1="10.8cm" svg:y1="2.571cm" svg:x2="17.8cm" svg:y2="2.721cm">
          <text:p text:style-name="P3"><text:span text:style-name="T1">req</text:span></text:p>
        </draw:line>
        <draw:line draw:style-name="gr7" draw:text-style-name="P1" draw:layer="layout" svg:x1="10.8cm" svg:y1="1.897cm" svg:x2="11.8cm" svg:y2="1.897cm">
          <text:p/>
        </draw:line>
        <draw:line draw:style-name="gr8" draw:text-style-name="P4" draw:layer="layout" svg:x1="11.8cm" svg:y1="1.897cm" svg:x2="11.8cm" svg:y2="2.384cm">
          <text:p/>
        </draw:line>
        <draw:line draw:style-name="gr9" draw:text-style-name="P1" draw:layer="layout" svg:x1="11.8cm" svg:y1="2.422cm" svg:x2="10.8cm" svg:y2="2.422cm">
          <text:p/>
        </draw:line>
        <draw:frame draw:style-name="gr10" draw:text-style-name="P1" draw:layer="layout" svg:width="5.328cm" svg:height="0.721cm" svg:x="11.072cm" svg:y="1.764cm">
          <draw:text-box>
            <text:p text:style-name="P1"><text:span text:style-name="T1">b_in = [0,rd,valid,0]</text:span></text:p>
          </draw:text-box>
        </draw:frame>
        <draw:line draw:style-name="gr7" draw:text-style-name="P1" draw:layer="layout" svg:x1="17.8cm" svg:y1="3.199cm" svg:x2="18.8cm" svg:y2="3.199cm">
          <text:p/>
        </draw:line>
        <draw:line draw:style-name="gr8" draw:text-style-name="P4" draw:layer="layout" svg:x1="18.8cm" svg:y1="3.199cm" svg:x2="18.8cm" svg:y2="3.686cm">
          <text:p/>
        </draw:line>
        <draw:line draw:style-name="gr9" draw:text-style-name="P1" draw:layer="layout" svg:x1="18.8cm" svg:y1="3.723cm" svg:x2="17.8cm" svg:y2="3.723cm">
          <text:p/>
        </draw:line>
        <draw:frame draw:style-name="gr11" draw:text-style-name="P3" draw:layer="layout" svg:width="5.728cm" svg:height="0.692cm" svg:x="17.872cm" svg:y="3.172cm">
          <draw:text-box>
            <text:p text:style-name="P3"><text:span text:style-name="T1">b_out = b_in_cache</text:span></text:p>
          </draw:text-box>
        </draw:frame>
        <draw:line draw:style-name="gr6" draw:text-style-name="P2" draw:layer="layout" svg:x1="17.8cm" svg:y1="4.78cm" svg:x2="24.8cm" svg:y2="4.93cm">
          <text:p text:style-name="P3"><text:span text:style-name="T1">gnt</text:span></text:p>
        </draw:line>
        <draw:line draw:style-name="gr6" draw:text-style-name="P1" draw:layer="layout" svg:x1="17.8cm" svg:y1="2.946cm" svg:x2="10.8cm" svg:y2="3.021cm">
          <text:p/>
        </draw:line>
        <draw:frame draw:style-name="gr11" draw:text-style-name="P3" draw:layer="layout" svg:width="5.328cm" svg:height="0.692cm" svg:x="11.6cm" svg:y="2.825cm">
          <draw:text-box>
            <text:p text:style-name="P3"><text:span text:style-name="T1">gnt</text:span></text:p>
          </draw:text-box>
        </draw:frame>
        <draw:line draw:style-name="gr9" draw:text-style-name="P1" draw:layer="layout" svg:x1="10.8cm" svg:y1="5.98cm" svg:x2="3.8cm" svg:y2="6.055cm">
          <text:p/>
        </draw:line>
        <draw:frame draw:style-name="gr11" draw:text-style-name="P3" draw:layer="layout" svg:width="4.228cm" svg:height="0.692cm" svg:x="25.172cm" svg:y="3.852cm">
          <draw:text-box>
            <text:p text:style-name="P3"><text:span text:style-name="T1">b_in = [0,0,T,0]</text:span></text:p>
          </draw:text-box>
        </draw:frame>
        <draw:line draw:style-name="gr7" draw:text-style-name="P1" draw:layer="layout" svg:x1="24.8cm" svg:y1="3.864cm" svg:x2="25.8cm" svg:y2="3.864cm">
          <text:p/>
        </draw:line>
        <draw:line draw:style-name="gr8" draw:text-style-name="P4" draw:layer="layout" svg:x1="25.8cm" svg:y1="3.864cm" svg:x2="25.8cm" svg:y2="4.351cm">
          <text:p/>
        </draw:line>
        <draw:line draw:style-name="gr9" draw:text-style-name="P1" draw:layer="layout" svg:x1="25.8cm" svg:y1="4.388cm" svg:x2="24.8cm" svg:y2="4.388cm">
          <text:p/>
        </draw:line>
        <draw:line draw:style-name="gr9" draw:text-style-name="P1" draw:layer="layout" svg:x1="24.801cm" svg:y1="4.508cm" svg:x2="17.801cm" svg:y2="4.583cm">
          <text:p/>
        </draw:line>
        <draw:frame draw:style-name="gr11" draw:text-style-name="P3" draw:layer="layout" svg:width="5.328cm" svg:height="0.692cm" svg:x="18.772cm" svg:y="4.107cm">
          <draw:text-box>
            <text:p text:style-name="P3"><text:span text:style-name="T1">req</text:span></text:p>
          </draw:text-box>
        </draw:frame>
        <draw:line draw:style-name="gr7" draw:text-style-name="P1" draw:layer="layout" svg:x1="17.8cm" svg:y1="5.175cm" svg:x2="18.8cm" svg:y2="5.175cm">
          <text:p/>
        </draw:line>
        <draw:line draw:style-name="gr8" draw:text-style-name="P4" draw:layer="layout" svg:x1="18.8cm" svg:y1="5.175cm" svg:x2="18.8cm" svg:y2="5.662cm">
          <text:p/>
        </draw:line>
        <draw:line draw:style-name="gr9" draw:text-style-name="P1" draw:layer="layout" svg:x1="18.8cm" svg:y1="5.699cm" svg:x2="17.8cm" svg:y2="5.699cm">
          <text:p/>
        </draw:line>
        <draw:frame draw:style-name="gr11" draw:text-style-name="P3" draw:layer="layout" svg:width="5.728cm" svg:height="0.692cm" svg:x="17.778cm" svg:y="5.138cm">
          <draw:text-box>
            <text:p text:style-name="P3"><text:span text:style-name="T1">b_out = b_in_mem</text:span></text:p>
          </draw:text-box>
        </draw:frame>
        <draw:frame draw:style-name="gr12" draw:layer="layout" svg:width="0.502cm" svg:height="1.195cm" svg:x="15.1cm" svg:y="4.969cm">
          <draw:text-box>
            <text:p/>
          </draw:text-box>
        </draw:frame>
        <draw:custom-shape draw:style-name="gr13" draw:text-style-name="P1" draw:layer="layout" svg:width="0.6cm" svg:height="2.623cm" svg:x="10.5cm" svg:y="3.208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728cm" svg:height="0.692cm" svg:x="10.672cm" svg:y="4.015cm">
          <draw:text-box>
            <text:p text:style-name="P3"><text:span text:style-name="T1">Wait ack</text:span></text:p>
          </draw:text-box>
        </draw:frame>
        <draw:custom-shape draw:style-name="gr14" draw:text-style-name="P1" draw:layer="layout" svg:width="0.6cm" svg:height="4.233cm" svg:x="3.5cm" svg:y="1.747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728cm" svg:height="0.692cm" svg:x="3.172cm" svg:y="3.165cm">
          <draw:text-box>
            <text:p text:style-name="P3"><text:span text:style-name="T1">gel</text:span></text:p>
          </draw:text-box>
        </draw:frame>
        <draw:line draw:style-name="gr6" draw:text-style-name="P2" draw:layer="layout" svg:x1="3.8cm" svg:y1="6.33cm" svg:x2="10.9cm" svg:y2="6.442cm">
          <text:p text:style-name="P2"><text:span text:style-name="T1">CPU_WR(1)</text:span></text:p>
        </draw:line>
        <draw:line draw:style-name="gr6" draw:text-style-name="P2" draw:layer="layout" svg:x1="10.8cm" svg:y1="7.266cm" svg:x2="17.8cm" svg:y2="7.416cm">
          <text:p text:style-name="P3"><text:span text:style-name="T1">req</text:span></text:p>
        </draw:line>
        <draw:line draw:style-name="gr7" draw:text-style-name="P1" draw:layer="layout" svg:x1="10.8cm" svg:y1="6.592cm" svg:x2="11.8cm" svg:y2="6.592cm">
          <text:p/>
        </draw:line>
        <draw:line draw:style-name="gr8" draw:text-style-name="P4" draw:layer="layout" svg:x1="11.8cm" svg:y1="6.592cm" svg:x2="11.8cm" svg:y2="7.079cm">
          <text:p/>
        </draw:line>
        <draw:line draw:style-name="gr9" draw:text-style-name="P1" draw:layer="layout" svg:x1="11.8cm" svg:y1="7.116cm" svg:x2="10.8cm" svg:y2="7.116cm">
          <text:p/>
        </draw:line>
        <draw:frame draw:style-name="gr10" draw:text-style-name="P1" draw:layer="layout" svg:width="5.328cm" svg:height="0.721cm" svg:x="11.072cm" svg:y="6.459cm">
          <draw:text-box>
            <text:p text:style-name="P1"><text:span text:style-name="T1">b_in = [1,wr,valid,1]</text:span></text:p>
          </draw:text-box>
        </draw:frame>
        <draw:line draw:style-name="gr7" draw:text-style-name="P1" draw:layer="layout" svg:x1="17.8cm" svg:y1="7.893cm" svg:x2="18.8cm" svg:y2="7.893cm">
          <text:p/>
        </draw:line>
        <draw:line draw:style-name="gr8" draw:text-style-name="P4" draw:layer="layout" svg:x1="18.8cm" svg:y1="7.893cm" svg:x2="18.8cm" svg:y2="8.38cm">
          <text:p/>
        </draw:line>
        <draw:line draw:style-name="gr9" draw:text-style-name="P1" draw:layer="layout" svg:x1="18.8cm" svg:y1="8.418cm" svg:x2="17.8cm" svg:y2="8.418cm">
          <text:p/>
        </draw:line>
        <draw:frame draw:style-name="gr15" draw:text-style-name="P3" draw:layer="layout" svg:width="5.728cm" svg:height="0.692cm" svg:x="17.872cm" svg:y="7.866cm">
          <draw:text-box>
            <text:p text:style-name="P3"><text:span text:style-name="T1">b_out = b_in_cache</text:span></text:p>
          </draw:text-box>
        </draw:frame>
        <draw:line draw:style-name="gr6" draw:text-style-name="P2" draw:layer="layout" svg:x1="17.8cm" svg:y1="9.474cm" svg:x2="24.8cm" svg:y2="9.624cm">
          <text:p text:style-name="P3"><text:span text:style-name="T1">gnt</text:span></text:p>
        </draw:line>
        <draw:line draw:style-name="gr6" draw:text-style-name="P1" draw:layer="layout" svg:x1="17.8cm" svg:y1="7.641cm" svg:x2="10.8cm" svg:y2="7.716cm">
          <text:p/>
        </draw:line>
        <draw:frame draw:style-name="gr11" draw:text-style-name="P3" draw:layer="layout" svg:width="5.328cm" svg:height="0.692cm" svg:x="11.6cm" svg:y="7.52cm">
          <draw:text-box>
            <text:p text:style-name="P3"><text:span text:style-name="T1">gnt</text:span></text:p>
          </draw:text-box>
        </draw:frame>
        <draw:line draw:style-name="gr9" draw:text-style-name="P1" draw:layer="layout" svg:x1="10.8cm" svg:y1="10.675cm" svg:x2="3.8cm" svg:y2="10.75cm">
          <text:p/>
        </draw:line>
        <draw:frame draw:style-name="gr15" draw:text-style-name="P3" draw:layer="layout" svg:width="4.228cm" svg:height="0.692cm" svg:x="25.172cm" svg:y="8.546cm">
          <draw:text-box>
            <text:p text:style-name="P3"><text:span text:style-name="T1">b_in = [1,0,T,1]</text:span></text:p>
          </draw:text-box>
        </draw:frame>
        <draw:line draw:style-name="gr7" draw:text-style-name="P1" draw:layer="layout" svg:x1="24.8cm" svg:y1="8.558cm" svg:x2="25.8cm" svg:y2="8.558cm">
          <text:p/>
        </draw:line>
        <draw:line draw:style-name="gr8" draw:text-style-name="P4" draw:layer="layout" svg:x1="25.8cm" svg:y1="8.558cm" svg:x2="25.8cm" svg:y2="9.045cm">
          <text:p/>
        </draw:line>
        <draw:line draw:style-name="gr9" draw:text-style-name="P1" draw:layer="layout" svg:x1="25.8cm" svg:y1="9.083cm" svg:x2="24.8cm" svg:y2="9.083cm">
          <text:p/>
        </draw:line>
        <draw:line draw:style-name="gr9" draw:text-style-name="P1" draw:layer="layout" svg:x1="24.801cm" svg:y1="9.202cm" svg:x2="17.801cm" svg:y2="9.277cm">
          <text:p/>
        </draw:line>
        <draw:frame draw:style-name="gr15" draw:text-style-name="P3" draw:layer="layout" svg:width="5.328cm" svg:height="0.692cm" svg:x="18.772cm" svg:y="8.801cm">
          <draw:text-box>
            <text:p text:style-name="P3"><text:span text:style-name="T1">req</text:span></text:p>
          </draw:text-box>
        </draw:frame>
        <draw:line draw:style-name="gr7" draw:text-style-name="P1" draw:layer="layout" svg:x1="17.8cm" svg:y1="9.869cm" svg:x2="18.8cm" svg:y2="9.869cm">
          <text:p/>
        </draw:line>
        <draw:line draw:style-name="gr8" draw:text-style-name="P4" draw:layer="layout" svg:x1="18.8cm" svg:y1="9.869cm" svg:x2="18.8cm" svg:y2="10.356cm">
          <text:p/>
        </draw:line>
        <draw:line draw:style-name="gr9" draw:text-style-name="P1" draw:layer="layout" svg:x1="18.8cm" svg:y1="10.394cm" svg:x2="17.8cm" svg:y2="10.394cm">
          <text:p/>
        </draw:line>
        <draw:frame draw:style-name="gr15" draw:text-style-name="P3" draw:layer="layout" svg:width="5.728cm" svg:height="0.692cm" svg:x="17.778cm" svg:y="9.832cm">
          <draw:text-box>
            <text:p text:style-name="P3"><text:span text:style-name="T1">b_out = b_in_mem</text:span></text:p>
          </draw:text-box>
        </draw:frame>
        <draw:frame draw:style-name="gr16" draw:layer="layout" svg:width="0.502cm" svg:height="1.195cm" svg:x="15.1cm" svg:y="9.663cm">
          <draw:text-box>
            <text:p/>
          </draw:text-box>
        </draw:frame>
        <draw:custom-shape draw:style-name="gr13" draw:text-style-name="P1" draw:layer="layout" svg:width="0.6cm" svg:height="2.622cm" svg:x="10.5cm" svg:y="7.903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728cm" svg:height="0.692cm" svg:x="10.672cm" svg:y="8.71cm">
          <draw:text-box>
            <text:p text:style-name="P3"><text:span text:style-name="T1">Wait ack</text:span></text:p>
          </draw:text-box>
        </draw:frame>
        <draw:custom-shape draw:style-name="gr14" draw:text-style-name="P1" draw:layer="layout" svg:width="0.6cm" svg:height="4.233cm" svg:x="3.5cm" svg:y="6.442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728cm" svg:height="0.692cm" svg:x="3.172cm" svg:y="7.86cm">
          <draw:text-box>
            <text:p text:style-name="P3"><text:span text:style-name="T1">gel</text:span></text:p>
          </draw:text-box>
        </draw:frame>
        <draw:line draw:style-name="gr6" draw:text-style-name="P2" draw:layer="layout" svg:x1="3.8cm" svg:y1="11.095cm" svg:x2="10.9cm" svg:y2="11.207cm">
          <text:p text:style-name="P2"><text:span text:style-name="T1">CPU_RD(0)</text:span></text:p>
        </draw:line>
        <draw:line draw:style-name="gr6" draw:text-style-name="P2" draw:layer="layout" svg:x1="10.8cm" svg:y1="12.031cm" svg:x2="17.8cm" svg:y2="12.181cm">
          <text:p text:style-name="P3"><text:span text:style-name="T1">req</text:span></text:p>
        </draw:line>
        <draw:line draw:style-name="gr7" draw:text-style-name="P1" draw:layer="layout" svg:x1="10.8cm" svg:y1="11.357cm" svg:x2="11.8cm" svg:y2="11.357cm">
          <text:p/>
        </draw:line>
        <draw:line draw:style-name="gr8" draw:text-style-name="P4" draw:layer="layout" svg:x1="11.8cm" svg:y1="11.357cm" svg:x2="11.8cm" svg:y2="11.844cm">
          <text:p/>
        </draw:line>
        <draw:line draw:style-name="gr9" draw:text-style-name="P1" draw:layer="layout" svg:x1="11.8cm" svg:y1="11.881cm" svg:x2="10.8cm" svg:y2="11.881cm">
          <text:p/>
        </draw:line>
        <draw:frame draw:style-name="gr10" draw:text-style-name="P1" draw:layer="layout" svg:width="5.328cm" svg:height="0.721cm" svg:x="11.072cm" svg:y="11.224cm">
          <draw:text-box>
            <text:p text:style-name="P1"><text:span text:style-name="T1">b_in = [0,rd,valid,1]</text:span></text:p>
          </draw:text-box>
        </draw:frame>
        <draw:line draw:style-name="gr7" draw:text-style-name="P1" draw:layer="layout" svg:x1="17.8cm" svg:y1="12.658cm" svg:x2="18.8cm" svg:y2="12.658cm">
          <text:p/>
        </draw:line>
        <draw:line draw:style-name="gr8" draw:text-style-name="P4" draw:layer="layout" svg:x1="18.8cm" svg:y1="12.658cm" svg:x2="18.8cm" svg:y2="13.145cm">
          <text:p/>
        </draw:line>
        <draw:line draw:style-name="gr9" draw:text-style-name="P1" draw:layer="layout" svg:x1="18.8cm" svg:y1="13.183cm" svg:x2="17.8cm" svg:y2="13.183cm">
          <text:p/>
        </draw:line>
        <draw:frame draw:style-name="gr15" draw:text-style-name="P3" draw:layer="layout" svg:width="5.728cm" svg:height="0.692cm" svg:x="17.872cm" svg:y="12.631cm">
          <draw:text-box>
            <text:p text:style-name="P3"><text:span text:style-name="T1">b_out = b_in_cache</text:span></text:p>
          </draw:text-box>
        </draw:frame>
        <draw:line draw:style-name="gr6" draw:text-style-name="P2" draw:layer="layout" svg:x1="17.8cm" svg:y1="14.239cm" svg:x2="24.8cm" svg:y2="14.389cm">
          <text:p text:style-name="P3"><text:span text:style-name="T1">gnt</text:span></text:p>
        </draw:line>
        <draw:line draw:style-name="gr6" draw:text-style-name="P1" draw:layer="layout" svg:x1="17.8cm" svg:y1="12.406cm" svg:x2="10.8cm" svg:y2="12.481cm">
          <text:p/>
        </draw:line>
        <draw:frame draw:style-name="gr11" draw:text-style-name="P3" draw:layer="layout" svg:width="5.328cm" svg:height="0.692cm" svg:x="11.6cm" svg:y="12.285cm">
          <draw:text-box>
            <text:p text:style-name="P3"><text:span text:style-name="T1">gnt</text:span></text:p>
          </draw:text-box>
        </draw:frame>
        <draw:line draw:style-name="gr9" draw:text-style-name="P1" draw:layer="layout" svg:x1="10.8cm" svg:y1="15.44cm" svg:x2="3.8cm" svg:y2="15.515cm">
          <text:p/>
        </draw:line>
        <draw:frame draw:style-name="gr15" draw:text-style-name="P3" draw:layer="layout" svg:width="4.228cm" svg:height="0.692cm" svg:x="25.172cm" svg:y="13.311cm">
          <draw:text-box>
            <text:p text:style-name="P3"><text:span text:style-name="T1">b_in = [0,0,T,0]</text:span></text:p>
          </draw:text-box>
        </draw:frame>
        <draw:line draw:style-name="gr7" draw:text-style-name="P1" draw:layer="layout" svg:x1="24.8cm" svg:y1="13.323cm" svg:x2="25.8cm" svg:y2="13.323cm">
          <text:p/>
        </draw:line>
        <draw:line draw:style-name="gr8" draw:text-style-name="P4" draw:layer="layout" svg:x1="25.8cm" svg:y1="13.323cm" svg:x2="25.8cm" svg:y2="13.81cm">
          <text:p/>
        </draw:line>
        <draw:line draw:style-name="gr9" draw:text-style-name="P1" draw:layer="layout" svg:x1="25.8cm" svg:y1="13.848cm" svg:x2="24.8cm" svg:y2="13.848cm">
          <text:p/>
        </draw:line>
        <draw:line draw:style-name="gr9" draw:text-style-name="P1" draw:layer="layout" svg:x1="24.801cm" svg:y1="13.967cm" svg:x2="17.801cm" svg:y2="14.042cm">
          <text:p/>
        </draw:line>
        <draw:frame draw:style-name="gr15" draw:text-style-name="P3" draw:layer="layout" svg:width="5.328cm" svg:height="0.692cm" svg:x="18.772cm" svg:y="13.566cm">
          <draw:text-box>
            <text:p text:style-name="P3"><text:span text:style-name="T1">req</text:span></text:p>
          </draw:text-box>
        </draw:frame>
        <draw:line draw:style-name="gr7" draw:text-style-name="P1" draw:layer="layout" svg:x1="17.8cm" svg:y1="14.634cm" svg:x2="18.8cm" svg:y2="14.634cm">
          <text:p/>
        </draw:line>
        <draw:line draw:style-name="gr8" draw:text-style-name="P4" draw:layer="layout" svg:x1="18.8cm" svg:y1="14.634cm" svg:x2="18.8cm" svg:y2="15.121cm">
          <text:p/>
        </draw:line>
        <draw:line draw:style-name="gr9" draw:text-style-name="P1" draw:layer="layout" svg:x1="18.8cm" svg:y1="15.159cm" svg:x2="17.8cm" svg:y2="15.159cm">
          <text:p/>
        </draw:line>
        <draw:frame draw:style-name="gr15" draw:text-style-name="P3" draw:layer="layout" svg:width="5.728cm" svg:height="0.692cm" svg:x="17.778cm" svg:y="14.597cm">
          <draw:text-box>
            <text:p text:style-name="P3"><text:span text:style-name="T1">b_out = b_in_mem</text:span></text:p>
          </draw:text-box>
        </draw:frame>
        <draw:frame draw:style-name="gr16" draw:layer="layout" svg:width="0.502cm" svg:height="1.195cm" svg:x="15.1cm" svg:y="14.428cm">
          <draw:text-box>
            <text:p/>
          </draw:text-box>
        </draw:frame>
        <draw:custom-shape draw:style-name="gr13" draw:text-style-name="P1" draw:layer="layout" svg:width="0.6cm" svg:height="2.622cm" svg:x="10.5cm" svg:y="12.668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728cm" svg:height="0.692cm" svg:x="10.672cm" svg:y="13.475cm">
          <draw:text-box>
            <text:p text:style-name="P3"><text:span text:style-name="T1">Wait ack</text:span></text:p>
          </draw:text-box>
        </draw:frame>
        <draw:custom-shape draw:style-name="gr14" draw:text-style-name="P1" draw:layer="layout" svg:width="0.6cm" svg:height="4.233cm" svg:x="3.5cm" svg:y="11.207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728cm" svg:height="0.692cm" svg:x="3.172cm" svg:y="12.625cm">
          <draw:text-box>
            <text:p text:style-name="P3"><text:span text:style-name="T1">gel</text:span></text:p>
          </draw:text-box>
        </draw:frame>
        <draw:line draw:style-name="gr6" draw:text-style-name="P2" draw:layer="layout" svg:x1="3.8cm" svg:y1="15.795cm" svg:x2="10.9cm" svg:y2="15.907cm">
          <text:p text:style-name="P2"><text:span text:style-name="T1">CPU_WR(0)</text:span></text:p>
        </draw:line>
        <draw:line draw:style-name="gr6" draw:text-style-name="P2" draw:layer="layout" svg:x1="10.8cm" svg:y1="16.731cm" svg:x2="17.8cm" svg:y2="16.881cm">
          <text:p text:style-name="P3"><text:span text:style-name="T1">req</text:span></text:p>
        </draw:line>
        <draw:line draw:style-name="gr7" draw:text-style-name="P1" draw:layer="layout" svg:x1="10.8cm" svg:y1="16.057cm" svg:x2="11.8cm" svg:y2="16.057cm">
          <text:p/>
        </draw:line>
        <draw:line draw:style-name="gr8" draw:text-style-name="P4" draw:layer="layout" svg:x1="11.8cm" svg:y1="16.057cm" svg:x2="11.8cm" svg:y2="16.544cm">
          <text:p/>
        </draw:line>
        <draw:line draw:style-name="gr9" draw:text-style-name="P1" draw:layer="layout" svg:x1="11.8cm" svg:y1="16.581cm" svg:x2="10.8cm" svg:y2="16.581cm">
          <text:p/>
        </draw:line>
        <draw:frame draw:style-name="gr10" draw:text-style-name="P1" draw:layer="layout" svg:width="5.328cm" svg:height="0.721cm" svg:x="11.072cm" svg:y="15.924cm">
          <draw:text-box>
            <text:p text:style-name="P1"><text:span text:style-name="T1">b_in = [0,wr,valid,1]</text:span></text:p>
          </draw:text-box>
        </draw:frame>
        <draw:line draw:style-name="gr7" draw:text-style-name="P1" draw:layer="layout" svg:x1="17.8cm" svg:y1="17.358cm" svg:x2="18.8cm" svg:y2="17.358cm">
          <text:p/>
        </draw:line>
        <draw:line draw:style-name="gr8" draw:text-style-name="P4" draw:layer="layout" svg:x1="18.8cm" svg:y1="17.358cm" svg:x2="18.8cm" svg:y2="17.845cm">
          <text:p/>
        </draw:line>
        <draw:line draw:style-name="gr9" draw:text-style-name="P1" draw:layer="layout" svg:x1="18.8cm" svg:y1="17.883cm" svg:x2="17.8cm" svg:y2="17.883cm">
          <text:p/>
        </draw:line>
        <draw:frame draw:style-name="gr15" draw:text-style-name="P3" draw:layer="layout" svg:width="5.728cm" svg:height="0.692cm" svg:x="17.872cm" svg:y="17.331cm">
          <draw:text-box>
            <text:p text:style-name="P3"><text:span text:style-name="T1">b_out = b_in_cache</text:span></text:p>
          </draw:text-box>
        </draw:frame>
        <draw:line draw:style-name="gr6" draw:text-style-name="P2" draw:layer="layout" svg:x1="17.8cm" svg:y1="18.939cm" svg:x2="24.8cm" svg:y2="19.089cm">
          <text:p text:style-name="P3"><text:span text:style-name="T1">gnt</text:span></text:p>
        </draw:line>
        <draw:line draw:style-name="gr6" draw:text-style-name="P1" draw:layer="layout" svg:x1="17.8cm" svg:y1="17.106cm" svg:x2="10.8cm" svg:y2="17.181cm">
          <text:p/>
        </draw:line>
        <draw:frame draw:style-name="gr11" draw:text-style-name="P3" draw:layer="layout" svg:width="5.328cm" svg:height="0.692cm" svg:x="11.6cm" svg:y="16.985cm">
          <draw:text-box>
            <text:p text:style-name="P3"><text:span text:style-name="T1">gnt</text:span></text:p>
          </draw:text-box>
        </draw:frame>
        <draw:line draw:style-name="gr9" draw:text-style-name="P1" draw:layer="layout" svg:x1="10.8cm" svg:y1="20.14cm" svg:x2="3.8cm" svg:y2="20.215cm">
          <text:p/>
        </draw:line>
        <draw:frame draw:style-name="gr15" draw:text-style-name="P3" draw:layer="layout" svg:width="4.228cm" svg:height="0.692cm" svg:x="25.172cm" svg:y="18.011cm">
          <draw:text-box>
            <text:p text:style-name="P3"><text:span text:style-name="T1">b_in = [0,0,T,1]</text:span></text:p>
          </draw:text-box>
        </draw:frame>
        <draw:line draw:style-name="gr7" draw:text-style-name="P1" draw:layer="layout" svg:x1="24.8cm" svg:y1="18.023cm" svg:x2="25.8cm" svg:y2="18.023cm">
          <text:p/>
        </draw:line>
        <draw:line draw:style-name="gr8" draw:text-style-name="P4" draw:layer="layout" svg:x1="25.8cm" svg:y1="18.023cm" svg:x2="25.8cm" svg:y2="18.51cm">
          <text:p/>
        </draw:line>
        <draw:line draw:style-name="gr9" draw:text-style-name="P1" draw:layer="layout" svg:x1="25.8cm" svg:y1="18.548cm" svg:x2="24.8cm" svg:y2="18.548cm">
          <text:p/>
        </draw:line>
        <draw:line draw:style-name="gr9" draw:text-style-name="P1" draw:layer="layout" svg:x1="24.801cm" svg:y1="18.667cm" svg:x2="17.801cm" svg:y2="18.742cm">
          <text:p/>
        </draw:line>
        <draw:frame draw:style-name="gr15" draw:text-style-name="P3" draw:layer="layout" svg:width="5.328cm" svg:height="0.692cm" svg:x="18.772cm" svg:y="18.266cm">
          <draw:text-box>
            <text:p text:style-name="P3"><text:span text:style-name="T1">req</text:span></text:p>
          </draw:text-box>
        </draw:frame>
        <draw:line draw:style-name="gr7" draw:text-style-name="P1" draw:layer="layout" svg:x1="17.8cm" svg:y1="19.334cm" svg:x2="18.8cm" svg:y2="19.334cm">
          <text:p/>
        </draw:line>
        <draw:line draw:style-name="gr8" draw:text-style-name="P4" draw:layer="layout" svg:x1="18.8cm" svg:y1="19.334cm" svg:x2="18.8cm" svg:y2="19.821cm">
          <text:p/>
        </draw:line>
        <draw:line draw:style-name="gr9" draw:text-style-name="P1" draw:layer="layout" svg:x1="18.8cm" svg:y1="19.859cm" svg:x2="17.8cm" svg:y2="19.859cm">
          <text:p/>
        </draw:line>
        <draw:frame draw:style-name="gr15" draw:text-style-name="P3" draw:layer="layout" svg:width="5.728cm" svg:height="0.692cm" svg:x="17.778cm" svg:y="19.297cm">
          <draw:text-box>
            <text:p text:style-name="P3"><text:span text:style-name="T1">b_out = b_in_mem</text:span></text:p>
          </draw:text-box>
        </draw:frame>
        <draw:frame draw:style-name="gr16" draw:layer="layout" svg:width="0.502cm" svg:height="1.195cm" svg:x="15.1cm" svg:y="19.128cm">
          <draw:text-box>
            <text:p/>
          </draw:text-box>
        </draw:frame>
        <draw:custom-shape draw:style-name="gr13" draw:text-style-name="P1" draw:layer="layout" svg:width="0.6cm" svg:height="2.622cm" svg:x="10.5cm" svg:y="17.368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728cm" svg:height="0.692cm" svg:x="10.672cm" svg:y="18.175cm">
          <draw:text-box>
            <text:p text:style-name="P3"><text:span text:style-name="T1">Wait ack</text:span></text:p>
          </draw:text-box>
        </draw:frame>
        <draw:custom-shape draw:style-name="gr14" draw:text-style-name="P1" draw:layer="layout" svg:width="0.6cm" svg:height="4.233cm" svg:x="3.5cm" svg:y="15.907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728cm" svg:height="0.692cm" svg:x="3.172cm" svg:y="17.325cm">
          <draw:text-box>
            <text:p text:style-name="P3"><text:span text:style-name="T1">gel</text:span></text:p>
          </draw:text-box>
        </draw:frame>
        <draw:custom-shape draw:style-name="gr17" draw:text-style-name="P1" draw:layer="layout" svg:width="2.1cm" svg:height="1.3cm" svg:x="0.6cm" svg:y="2.9cm">
          <text:p text:style-name="P1">P1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dha </meta:initial-creator>
    <meta:creation-date>2015-04-18T12:57:20.728786061</meta:creation-date>
    <dc:date>2015-04-18T15:52:32.232982276</dc:date>
    <dc:creator>Redha </dc:creator>
    <meta:editing-duration>PT10M24S</meta:editing-duration>
    <meta:editing-cycles>2</meta:editing-cycles>
    <meta:generator>LibreOffice/4.2.7.2$Linux_X86_64 LibreOffice_project/420m0$Build-2</meta:generator>
    <meta:document-statistic meta:object-count="125"/>
  </office:meta>
</office:document-meta>
</file>